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2.7583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2.5016in"/>
    </style:style>
    <style:style style:name="co11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3" style:family="table-cell" style:parent-style-name="Default" style:data-style-name="N130"/>
    <style:style style:name="ce14" style:family="table-cell" style:parent-style-name="Default" style:data-style-name="N1"/>
    <style:style style:name="ce15" style:family="table-cell" style:parent-style-name="Default" style:data-style-name="N2"/>
    <style:style style:name="ce16" style:family="table-cell" style:parent-style-name="Default" style:data-style-name="N133"/>
    <style:style style:name="ce17" style:family="table-cell" style:parent-style-name="Default" style:data-style-name="N136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ernal resistance [Ohm]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3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14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14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60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15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15" table:formula="of:=[.B5]*2*[.B6]" office:value-type="float" office:value="13.968253968254" calcext:value-type="float">
            <text:p>13.97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15" table:formula="of:=[.B7]/[$specifications.B8]" office:value-type="float" office:value="4.36507936507937" calcext:value-type="float">
            <text:p>4.37</text:p>
          </table:table-cell>
        </table:table-row>
        <table:table-row table:style-name="ro1">
          <table:table-cell office:value-type="string" calcext:value-type="string">
            <text:p>RDS on [Ohm]</text:p>
          </table:table-cell>
          <table:table-cell table:style-name="ce1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otal charge resistance [Ohm]</text:p>
          </table:table-cell>
          <table:table-cell table:formula="of:=[.B10]+2*[.B9]+[$specifications.B12]"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Initial peak current [A]</text:p>
          </table:table-cell>
          <table:table-cell table:style-name="ce13" table:formula="of:=[$specifications.B8]/[.B11]" office:value-type="float" office:value="10.5960264900662" calcext:value-type="float">
            <text:p>10.596</text:p>
          </table:table-cell>
        </table:table-row>
        <table:table-row table:style-name="ro1">
          <table:table-cell office:value-type="string" calcext:value-type="string">
            <text:p>continuous peak current [A]</text:p>
          </table:table-cell>
          <table:table-cell table:style-name="ce13" table:formula="of:=[.B1]/[.B11]" office:value-type="float" office:value="0.33112582781457" calcext:value-type="float">
            <text:p>0.331</text:p>
          </table:table-cell>
        </table:table-row>
        <table:table-row table:style-name="ro1">
          <table:table-cell office:value-type="string" calcext:value-type="string">
            <text:p>initial power loss damping resistor [W]</text:p>
          </table:table-cell>
          <table:table-cell table:style-name="ce13" table:formula="of:=[.B12]*[.B12]*[.B10]" office:value-type="float" office:value="0.22455155475637" calcext:value-type="float">
            <text:p>0.225</text:p>
          </table:table-cell>
        </table:table-row>
        <table:table-row table:style-name="ro1">
          <table:table-cell office:value-type="string" calcext:value-type="string">
            <text:p>continuous power loss damping resistor [W]</text:p>
          </table:table-cell>
          <table:table-cell table:style-name="ce13" table:formula="of:=[.B13]*[.B13]*[.B10]" office:value-type="float" office:value="0.000219288627691768" calcext:value-type="float">
            <text:p>0.000</text:p>
          </table:table-cell>
        </table:table-row>
        <table:table-row table:style-name="ro1">
          <table:table-cell office:value-type="string" calcext:value-type="string">
            <text:p>continuous power loss charge [W]</text:p>
          </table:table-cell>
          <table:table-cell table:formula="of:=[.B11]*[.B13]*[.B13]" office:value-type="float" office:value="0.033112582781457" calcext:value-type="float">
            <text:p>0.033112582781457</text:p>
          </table:table-cell>
        </table:table-row>
        <table:table-row table:style-name="ro1">
          <table:table-cell office:value-type="string" calcext:value-type="string">
            <text:p>capacity [F]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arging tau [s]</text:p>
          </table:table-cell>
          <table:table-cell table:formula="of:=[.B17]*[.B11]"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6" table:formula="of:=(-1)*LN(0.1)*[.B18]" office:value-type="float" office:value="0.00695380698084202" calcext:value-type="float">
            <text:p>0.006954</text:p>
          </table:table-cell>
        </table:table-row>
        <table:table-row table:style-name="ro1">
          <table:table-cell office:value-type="string" calcext:value-type="string">
            <text:p>time till 90% full [us]</text:p>
          </table:table-cell>
          <table:table-cell table:style-name="ce14" table:formula="of:=[.B19]*10^6" office:value-type="float" office:value="6953.80698084202" calcext:value-type="float">
            <text:p>6954</text:p>
          </table:table-cell>
        </table:table-row>
        <table:table-row table:style-name="ro1">
          <table:table-cell office:value-type="string" calcext:value-type="string">
            <text:p>MOSFET turn on and turn of time [ns]</text:p>
          </table:table-cell>
          <table:table-cell table:style-name="ce14" table:formula="of:=10+13+28+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SFET turn on and turn of time [s]</text:p>
          </table:table-cell>
          <table:table-cell table:style-name="ce17" table:formula="of:=[.B21]*10^(-9)" office:value-type="float" office:value="0.000000061" calcext:value-type="float">
            <text:p>0.000000061</text:p>
          </table:table-cell>
        </table:table-row>
        <table:table-row table:style-name="ro1">
          <table:table-cell office:value-type="string" calcext:value-type="string">
            <text:p>charge and balance time [s]</text:p>
          </table:table-cell>
          <table:table-cell table:formula="of:=[.B22]*2+[.B19]*2" office:value-type="float" office:value="0.013907735961684" calcext:value-type="float">
            <text:p>0.013907735961684</text:p>
          </table:table-cell>
        </table:table-row>
        <table:table-row table:style-name="ro1">
          <table:table-cell office:value-type="string" calcext:value-type="string">
            <text:p>charge and balance time [ms]</text:p>
          </table:table-cell>
          <table:table-cell table:style-name="ce13" table:formula="of:=[.B23]*1000" office:value-type="float" office:value="13.907735961684" calcext:value-type="float">
            <text:p>13.908</text:p>
          </table:table-cell>
        </table:table-row>
        <table:table-row table:style-name="ro1">
          <table:table-cell office:value-type="string" calcext:value-type="string">
            <text:p>energy transferred per charge [Ws]</text:p>
          </table:table-cell>
          <table:table-cell table:formula="of:=0.404*[.B17]*[.B1]*[.B1]" office:value-type="float" office:value="0.0000404" calcext:value-type="float">
            <text:p>0.0000404</text:p>
          </table:table-cell>
        </table:table-row>
        <table:table-row table:style-name="ro1">
          <table:table-cell office:value-type="string" calcext:value-type="string">
            <text:p>energy transferred per cycle [Ws]</text:p>
          </table:table-cell>
          <table:table-cell table:formula="of:=[.B25]/2" office:value-type="float" office:value="0.0000202" calcext:value-type="float">
            <text:p>0.0000202</text:p>
          </table:table-cell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6]" office:value-type="float" office:value="784158415.841584" calcext:value-type="float">
            <text:p>784158415.841584</text:p>
          </table:table-cell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7]/3600" office:value-type="float" office:value="217821.782178218" calcext:value-type="float">
            <text:p>217821.782178218</text:p>
          </table:table-cell>
        </table:table-row>
        <table:table-row table:style-name="ro1">
          <table:table-cell office:value-type="string" calcext:value-type="string">
            <text:p>time till balanced [a]</text:p>
          </table:table-cell>
          <table:table-cell table:formula="of:=[.B28]/24/365.25" office:value-type="float" office:value="24.8484807412979" calcext:value-type="float">
            <text:p>24.8484807412979</text:p>
          </table:table-cell>
        </table:table-row>
      </table:table>
      <table:table table:name="balancing_relai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resistance [Ohm]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maximum current [A]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urrent [A]</text:p>
          </table:table-cell>
          <table:table-cell table:style-name="ce15" table:formula="of:=[.B1]/([.B4]+[.B8])" office:value-type="float" office:value="0.35087719298245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ing capacitor [F]</text:p>
          </table:table-cell>
          <table:table-cell table:style-name="ce15" table:formula="of:=360" office:value-type="float" office:value="360" calcext:value-type="float">
            <text:p>360.00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series resistance capacitor [Ohm]</text:p>
          </table:table-cell>
          <table:table-cell table:style-name="ce13" office:value-type="float" office:value="0.135" calcext:value-type="float">
            <text:p>0.135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charging tau [s]</text:p>
          </table:table-cell>
          <table:table-cell table:style-name="ce15" table:formula="of:=[.B7]*([.B4]+[.B8])" office:value-type="float" office:value="102.6" calcext:value-type="float">
            <text:p>102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5" table:formula="of:=(-1)*LN(0.1)*[.B9]" office:value-type="float" office:value="236.245230541189" calcext:value-type="float">
            <text:p>23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transfer per cycle [Ws]</text:p>
          </table:table-cell>
          <table:table-cell table:style-name="ce15" table:formula="of:=([.B1]*0.9)^2*[.B7]/2" office:value-type="float" office:value="1.458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1]" office:value-type="float" office:value="10864.1975308642" calcext:value-type="float">
            <text:p>10864.1975308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12]/3600" office:value-type="float" office:value="3.01783264746228" calcext:value-type="float">
            <text:p>3.0178326474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till balanced</text:p>
          </table:table-cell>
          <table:table-cell table:style-name="ce13" table:formula="of:=[.B12]/[.B10]" office:value-type="float" office:value="45.9869496877315" calcext:value-type="float">
            <text:p>45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Ws]</text:p>
          </table:table-cell>
          <table:table-cell table:style-name="ce13" table:formula="of:=[.B7]*[$specifications.B3]*[$specifications.B3]/2" office:value-type="float" office:value="2332.8" calcext:value-type="float">
            <text:p>2332.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ttery pack [Ws]</text:p>
          </table:table-cell>
          <table:table-cell table:style-name="ce13" table:formula="of:=[$specifications.B10]*3600" office:value-type="float" office:value="4055040" calcext:value-type="float">
            <text:p>405504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%]</text:p>
          </table:table-cell>
          <table:table-cell table:style-name="ce13" table:formula="of:=[.B15]/[.B16]*100" office:value-type="float" office:value="0.0575284090909091" calcext:value-type="float">
            <text:p>0.058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2"/>
        </table:table-row>
        <table:table-row table:style-name="ro1" table:number-rows-repeated="2">
          <table:table-cell/>
          <table:table-cell table:style-name="ce14"/>
          <table:table-cell table:number-columns-repeated="2"/>
        </table:table-row>
        <table:table-row table:style-name="ro1">
          <table:table-cell/>
          <table:table-cell table:style-name="ce17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2"/>
        </table:table-row>
      </table:table>
      <table:table table:name="supercap_selection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RS order number</text:p>
          </table:table-cell>
          <table:table-cell office:value-type="string" calcext:value-type="string">
            <text:p>capacitance [F]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price per capacitance [€/F]</text:p>
          </table:table-cell>
        </table:table-row>
        <table:table-row table:style-name="ro1">
          <table:table-cell office:value-type="string" calcext:value-type="string">
            <text:p>875-6723</text:p>
          </table:table-cell>
          <table:table-cell office:value-type="float" office:value="15" calcext:value-type="float">
            <text:p>15</text:p>
          </table:table-cell>
          <table:table-cell office:value-type="float" office:value="3.709" calcext:value-type="float">
            <text:p>3.709</text:p>
          </table:table-cell>
          <table:table-cell table:formula="of:=[.C2]/[.B2]" office:value-type="float" office:value="0.247266666666667" calcext:value-type="float">
            <text:p>0.247</text:p>
          </table:table-cell>
        </table:table-row>
        <table:table-row table:style-name="ro1">
          <table:table-cell office:value-type="string" calcext:value-type="string">
            <text:p>875-6720</text:p>
          </table:table-cell>
          <table:table-cell office:value-type="float" office:value="90" calcext:value-type="float">
            <text:p>90</text:p>
          </table:table-cell>
          <table:table-cell office:value-type="float" office:value="8.755" calcext:value-type="float">
            <text:p>8.755</text:p>
          </table:table-cell>
          <table:table-cell table:formula="of:=[.C3]/[.B3]" office:value-type="float" office:value="0.0972777777777778" calcext:value-type="float">
            <text:p>0.097</text:p>
          </table:table-cell>
        </table:table-row>
      </table:table>
      <table:table table:name="balancing_inductor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H]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Würth 7447709222</text:p>
          </table:table-cell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number of induc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8]+[.B5]*[.B9]"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4]*[.B9]"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0]" office:value-type="float" office:value="1.04347826086957" calcext:value-type="float">
            <text:p>1.04347826086957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1]/[.B10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3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4]" office:value-type="float" office:value="0.00127536231884058" calcext:value-type="float">
            <text:p>0.00127536231884058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5]+[.B14]" office:value-type="float" office:value="0.00191304347826087" calcext:value-type="float">
            <text:p>0.00191304347826087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2]*[.B12]*[.B10]*[.B16]" office:value-type="float" office:value="0.00718638941398866" calcext:value-type="float">
            <text:p>0.00718638941398866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2]*[$specifications.B3]*[.B17]" office:value-type="float" office:value="0.0269958280595052" calcext:value-type="float">
            <text:p>0.0269958280595052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2]*[$specifications.B3]" office:value-type="float" office:value="3.75652173913044" calcext:value-type="float">
            <text:p>3.75652173913044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9]" office:value-type="float" office:value="4216.66666666667" calcext:value-type="float">
            <text:p>4216.66666666667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0]/3600" office:value-type="float" office:value="1.1712962962963" calcext:value-type="float">
            <text:p>1.1712962962963</text:p>
          </table:table-cell>
          <table:table-cell/>
        </table:table-row>
      </table:table>
      <table:table table:name="balancing_inductor_v2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µH]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Würth 7447706062</text:p>
          </table:table-cell>
        </table:table-row>
        <table:table-row table:style-name="ro1">
          <table:table-cell office:value-type="string" calcext:value-type="string">
            <text:p>inductance [H]</text:p>
          </table:table-cell>
          <table:table-cell table:formula="of:=[.B4]/1000/1000" office:value-type="float" office:value="0.0000062" calcext:value-type="float">
            <text:p>0.0000062</text:p>
          </table:table-cell>
          <table:table-cell/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DMN3404L</text:p>
          </table:table-cell>
        </table:table-row>
        <table:table-row table:style-name="ro1">
          <table:table-cell office:value-type="string" calcext:value-type="string">
            <text:p>additional resistance [Ohm]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ower loss on resistance, peak [W]</text:p>
          </table:table-cell>
          <table:table-cell table:formula="of:=[.B14]*[.B14]*[.B10]" office:value-type="float" office:value="21.9773511187082" calcext:value-type="float">
            <text:p>21.9773511187082</text:p>
          </table:table-cell>
          <table:table-cell office:value-type="string" calcext:value-type="string">
            <text:p>RS online 820-0069</text:p>
          </table:table-cell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9]+[.B6]+[.B10]" office:value-type="float" office:value="0.543" calcext:value-type="float">
            <text:p>0.543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5]" office:value-type="float" office:value="0.0000062" calcext:value-type="float">
            <text:p>0.000006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2]" office:value-type="float" office:value="6.62983425414365" calcext:value-type="float">
            <text:p>6.62983425414365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3]/[.B12]" office:value-type="float" office:value="0.0000114180478821363" calcext:value-type="float">
            <text:p>1.14180478821363E-05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5]" office:value-type="float" office:value="0.0000114180478821363" calcext:value-type="float">
            <text:p>1.14180478821363E-05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6]" office:value-type="float" office:value="0.0000228360957642726" calcext:value-type="float">
            <text:p>2.28360957642726E-05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7]+[.B16]" office:value-type="float" office:value="0.0000342541436464088" calcext:value-type="float">
            <text:p>3.42541436464088E-05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4]*[.B14]*[.B12]*[.B18]" office:value-type="float" office:value="0.000817557461615946" calcext:value-type="float">
            <text:p>0.000817557461615946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4]*[$specifications.B3]*[.B19]" office:value-type="float" office:value="0.0195129736695077" calcext:value-type="float">
            <text:p>0.0195129736695077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4]*[$specifications.B3]" office:value-type="float" office:value="23.8674033149171" calcext:value-type="float">
            <text:p>23.8674033149171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1]" office:value-type="float" office:value="663.666666666667" calcext:value-type="float">
            <text:p>663.666666666667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2]/3600" office:value-type="float" office:value="0.184351851851852" calcext:value-type="float">
            <text:p>0.184351851851852</text:p>
          </table:table-cell>
          <table:table-cell/>
        </table:table-row>
        <table:table-row table:style-name="ro1">
          <table:table-cell office:value-type="string" calcext:value-type="string">
            <text:p>maximum PWM count frequency [MHz]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nimum PWM count period [s]</text:p>
          </table:table-cell>
          <table:table-cell table:formula="of:=1/[.B24]/1000/1000" office:value-type="float" office:value="0.00000003125" calcext:value-type="float">
            <text:p>0.00000003125</text:p>
          </table:table-cell>
          <table:table-cell/>
        </table:table-row>
        <table:table-row table:style-name="ro1">
          <table:table-cell office:value-type="string" calcext:value-type="string">
            <text:p>turn on delay time [ns]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turn on rise time [ns]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string" calcext:value-type="string">
            <text:p>turn off delay time [ns]</text:p>
          </table:table-cell>
          <table:table-cell office:value-type="float" office:value="13.92" calcext:value-type="float">
            <text:p>13.92</text:p>
          </table:table-cell>
          <table:table-cell/>
        </table:table-row>
        <table:table-row table:style-name="ro1">
          <table:table-cell office:value-type="string" calcext:value-type="string">
            <text:p>turn off fall time [ns]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switching time [s]</text:p>
          </table:table-cell>
          <table:table-cell table:formula="of:=([.B26]+[.B27]+[.B28]+[.B29])/1000/1000/1000" office:value-type="float" office:value="0.00000002635" calcext:value-type="float">
            <text:p>0.00000002635</text:p>
          </table:table-cell>
          <table:table-cell/>
        </table:table-row>
        <table:table-row table:style-name="ro1">
          <table:table-cell office:value-type="string" calcext:value-type="string">
            <text:p>power loss nmos [W]</text:p>
          </table:table-cell>
          <table:table-cell table:formula="of:=[.B14]*[.B14]*[.B9]" office:value-type="float" office:value="1.23073166264766" calcext:value-type="float">
            <text:p>1.23073166264766</text:p>
          </table:table-cell>
          <table:table-cell/>
        </table:table-row>
      </table:table>
      <table:table table:name="balancing_inductor_v3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µH]</text:p>
          </table:table-cell>
          <table:table-cell office:value-type="float" office:value="220" calcext:value-type="float">
            <text:p>220</text:p>
          </table:table-cell>
          <table:table-cell table:style-name="ce18" office:value-type="string" calcext:value-type="string">
            <text:p>789-6971</text:p>
          </table:table-cell>
        </table:table-row>
        <table:table-row table:style-name="ro1">
          <table:table-cell office:value-type="string" calcext:value-type="string">
            <text:p>inductance [H]</text:p>
          </table:table-cell>
          <table:table-cell table:formula="of:=[.B4]/1000/1000" office:value-type="float" office:value="0.00022" calcext:value-type="float">
            <text:p>0.00022</text:p>
          </table:table-cell>
          <table:table-cell/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0.439" calcext:value-type="float">
            <text:p>0.439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DMN3404L</text:p>
          </table:table-cell>
        </table:table-row>
        <table:table-row table:style-name="ro1">
          <table:table-cell office:value-type="string" calcext:value-type="string">
            <text:p>additional resistance [Ohm]</text:p>
          </table:table-cell>
          <table:table-cell table:formula="of:=[$specifications.B3]/[.B7]-2*[.B9]" office:value-type="float" office:value="3.544" calcext:value-type="float">
            <text:p>3.544</text:p>
          </table:table-cell>
          <table:table-cell/>
        </table:table-row>
        <table:table-row table:style-name="ro1">
          <table:table-cell office:value-type="string" calcext:value-type="string">
            <text:p>power loss on resistance, peak [W]</text:p>
          </table:table-cell>
          <table:table-cell table:formula="of:=[.B14]*[.B14]*[.B10]" office:value-type="float" office:value="2.85491636966181" calcext:value-type="float">
            <text:p>2.85491636966181</text:p>
          </table:table-cell>
          <table:table-cell office:value-type="string" calcext:value-type="string">
            <text:p>RS online 820-0069</text:p>
          </table:table-cell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9]+[.B6]+[.B10]" office:value-type="float" office:value="4.011" calcext:value-type="float">
            <text:p>4.011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5]" office:value-type="float" office:value="0.00022" calcext:value-type="float">
            <text:p>0.0002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2]" office:value-type="float" office:value="0.897531787584144" calcext:value-type="float">
            <text:p>0.897531787584144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3]/[.B12]" office:value-type="float" office:value="0.0000548491647968088" calcext:value-type="float">
            <text:p>5.48491647968088E-05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5]" office:value-type="float" office:value="0.0000548491647968088" calcext:value-type="float">
            <text:p>5.48491647968088E-05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6]" office:value-type="float" office:value="0.000109698329593618" calcext:value-type="float">
            <text:p>0.000109698329593618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7]+[.B16]" office:value-type="float" office:value="0.000164547494390426" calcext:value-type="float">
            <text:p>0.000164547494390426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4]*[.B14]*[.B12]*[.B18]" office:value-type="float" office:value="0.000531671784417832" calcext:value-type="float">
            <text:p>0.000531671784417832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4]*[$specifications.B3]*[.B19]" office:value-type="float" office:value="0.00171789237747572" calcext:value-type="float">
            <text:p>0.00171789237747572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4]*[$specifications.B3]" office:value-type="float" office:value="3.23111443530292" calcext:value-type="float">
            <text:p>3.23111443530292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1]" office:value-type="float" office:value="4902.33333333333" calcext:value-type="float">
            <text:p>4902.33333333333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2]/3600" office:value-type="float" office:value="1.36175925925926" calcext:value-type="float">
            <text:p>1.36175925925926</text:p>
          </table:table-cell>
          <table:table-cell/>
        </table:table-row>
        <table:table-row table:style-name="ro1">
          <table:table-cell office:value-type="string" calcext:value-type="string">
            <text:p>maximum PWM count frequency [MHz]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nimum PWM count period [s]</text:p>
          </table:table-cell>
          <table:table-cell table:formula="of:=1/[.B24]/1000/1000" office:value-type="float" office:value="0.00000003125" calcext:value-type="float">
            <text:p>0.00000003125</text:p>
          </table:table-cell>
          <table:table-cell/>
        </table:table-row>
        <table:table-row table:style-name="ro1">
          <table:table-cell office:value-type="string" calcext:value-type="string">
            <text:p>turn on delay time [ns]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turn on rise time [ns]</text:p>
          </table:table-cell>
          <table:table-cell office:value-type="float" office:value="6.18" calcext:value-type="float">
            <text:p>6.18</text:p>
          </table:table-cell>
          <table:table-cell/>
        </table:table-row>
        <table:table-row table:style-name="ro1">
          <table:table-cell office:value-type="string" calcext:value-type="string">
            <text:p>turn off delay time [ns]</text:p>
          </table:table-cell>
          <table:table-cell office:value-type="float" office:value="13.92" calcext:value-type="float">
            <text:p>13.92</text:p>
          </table:table-cell>
          <table:table-cell/>
        </table:table-row>
        <table:table-row table:style-name="ro1">
          <table:table-cell office:value-type="string" calcext:value-type="string">
            <text:p>turn off fall time [ns]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switching time [s]</text:p>
          </table:table-cell>
          <table:table-cell table:formula="of:=([.B26]+[.B27]+[.B28]+[.B29])/1000/1000/1000" office:value-type="float" office:value="0.00000002635" calcext:value-type="float">
            <text:p>0.00000002635</text:p>
          </table:table-cell>
          <table:table-cell/>
        </table:table-row>
        <table:table-row table:style-name="ro1">
          <table:table-cell office:value-type="string" calcext:value-type="string">
            <text:p>power loss nmos [W]</text:p>
          </table:table-cell>
          <table:table-cell table:formula="of:=[.B14]*[.B14]*[.B9]" office:value-type="float" office:value="0.0225557726722717" calcext:value-type="float">
            <text:p>0.02255577267227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5.9.2$Linux_X86_64 LibreOffice_project/50$Build-2</meta:generator>
    <dc:date>2023-12-26T22:40:12.620525051</dc:date>
    <meta:editing-duration>PT6H44M46S</meta:editing-duration>
    <meta:editing-cycles>39</meta:editing-cycles>
    <meta:document-statistic meta:table-count="8" meta:cell-count="321" meta:object-count="0"/>
  </office:meta>
</office:document-meta>
</file>